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48016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5ced" officeooo:paragraph-rsid="001a5ce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in, 7.1in, 3.6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</text:p>
      <text:p text:style-name="P1"/>
      <text:p text:style-name="P1"><draw:frame draw:style-name="fr1" draw:name="Image1" text:anchor-type="paragraph" svg:width="6.8543in" svg:height="4.3161in" draw:z-index="0"><draw:image xlink:href="Pictures/100002010000055600000300480165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07:11.024451995</meta:creation-date>
    <dc:date>2017-06-05T12:08:36.661197281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